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41.437cm" fo:break-before="auto" style:use-optimal-row-height="true"/>
    </style:style>
    <style:style style:name="ro3" style:family="table-row">
      <style:table-row-properties style:row-height="41.753cm" fo:break-before="auto" style:use-optimal-row-height="true"/>
    </style:style>
    <style:style style:name="ro4" style:family="table-row">
      <style:table-row-properties style:row-height="27.90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border="0.74pt solid #333333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number-columns-repeated="8" table:default-cell-style-name="ce21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Hybrid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2" table:style-name="ce12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6" office:value-type="string" calcext:value-type="string" table:number-columns-spanned="4" table:number-rows-spanned="1">
            <text:p>mem_alloc and usage totally fine</text:p>
            <text:p>GPU Showing image flag errors.</text:p>
            <text:p/>
          </table:table-cell>
          <table:covered-table-cell table:number-columns-repeated="3" table:style-name="ce19"/>
          <table:table-cell table:style-name="ce6" office:value-type="string" calcext:value-type="string" table:number-columns-spanned="8" table:number-rows-spanned="1">
            <text:p>looks like my ‘create_bonds’ doesn’t like ‘newton off’. Going to leave this as is.</text:p>
          </table:table-cell>
          <table:covered-table-cell table:number-columns-repeated="3" table:style-name="ce6"/>
          <table:covered-table-cell table:number-columns-repeated="4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27.5665 on 8 procs for 50000 steps with 35140 atoms</text:span></text:p>
            <text:p><text:span text:style-name="T1"/></text:p>
            <text:p><text:span text:style-name="T1">Performance: 15671.211 tau/day, 1813.798 timesteps/s, 63.737 Matom-step/s</text:span></text:p>
            <text:p><text:span text:style-name="T1">83.2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646     | 8.2085     | 9.143      |  21.1 | 29.78</text:span></text:p>
            <text:p><text:span text:style-name="T1">Bond    | 0.046219   | 0.21416    | 0.43458    |  35.3 |  0.78</text:span></text:p>
            <text:p><text:span text:style-name="T1">Neigh   | 0.45363    | 0.45594    | 0.45892    |   0.3 |  1.65</text:span></text:p>
            <text:p><text:span text:style-name="T1">Comm    | 15.744     | 17.047     | 18.244     |  20.5 | 61.84</text:span></text:p>
            <text:p><text:span text:style-name="T1">Output  | 0.023203   | 0.026999   | 0.03055    |   1.5 |  0.10</text:span></text:p>
            <text:p><text:span text:style-name="T1">Modify  | 0.95873    | 1.0192     | 1.0671     |   4.2 |  3.70</text:span></text:p>
            <text:p><text:span text:style-name="T1">Other   |            | 0.5943     |            |       |  2.16</text:span></text:p>
            <text:p><text:span text:style-name="T1"/></text:p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><text:span text:style-name="T1"/></text:p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8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28.6374 on 8 procs for 50000 steps with 35140 atoms</text:span></text:p>
            <text:p><text:span text:style-name="T1"/></text:p>
            <text:p><text:span text:style-name="T1">Performance: 15085.174 tau/day, 1745.969 timesteps/s, 61.353 Matom-step/s</text:span></text:p>
            <text:p><text:span text:style-name="T1">83.5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4076     | 8.252      | 9.136      |  21.5 | 28.82</text:span></text:p>
            <text:p><text:span text:style-name="T1">Bond    | 0.046254   | 0.21727    | 0.44698    |  35.8 |  0.76</text:span></text:p>
            <text:p><text:span text:style-name="T1">Neigh   | 0.51225    | 0.51473    | 0.51757    |   0.3 |  1.80</text:span></text:p>
            <text:p><text:span text:style-name="T1">Comm    | 15.661     | 17.106     | 18.394     |  24.0 | 59.73</text:span></text:p>
            <text:p><text:span text:style-name="T1">Output  | 0.023566   | 0.027187   | 0.030588   |   1.4 |  0.09</text:span></text:p>
            <text:p><text:span text:style-name="T1">Modify  | 0.9653     | 1.0318     | 1.1955     |   7.2 |  3.60</text:span></text:p>
            <text:p><text:span text:style-name="T1">Other   |            | 1.488      |            |       |  5.20</text:span></text:p>
            <text:p><text:span text:style-name="T1"/></text:p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><text:span text:style-name="T1"/></text:p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9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2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9.328 | 9.329 | 9.33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31.6025 on 8 procs for 50000 steps with 35140 atoms</text:span></text:p>
            <text:p><text:span text:style-name="T1"/></text:p>
            <text:p><text:span text:style-name="T1">Performance: 13669.797 tau/day, 1582.152 timesteps/s, 55.597 Matom-step/s</text:span></text:p>
            <text:p><text:span text:style-name="T1">85.2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11      | 8.0763     | 8.8941     |  19.4 | 25.56</text:span></text:p>
            <text:p><text:span text:style-name="T1">Bond    | 0.095499   | 0.25181    | 0.45482    |  30.1 |  0.80</text:span></text:p>
            <text:p><text:span text:style-name="T1">Neigh   | 0.54804    | 0.55053    | 0.55347    |   0.3 |  1.74</text:span></text:p>
            <text:p><text:span text:style-name="T1">Comm    | 16.864     | 18.153     | 19.399     |  20.9 | 57.44</text:span></text:p>
            <text:p><text:span text:style-name="T1">Output  | 0.023016   | 0.026628   | 0.03001    |   1.4 |  0.08</text:span></text:p>
            <text:p><text:span text:style-name="T1">Modify  | 1.5085     | 1.5977     | 1.6789     |   4.9 |  5.06</text:span></text:p>
            <text:p><text:span text:style-name="T1">Other   |            | 2.946      |            |       |  9.32</text:span></text:p>
            <text:p><text:span text:style-name="T1"/></text:p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><text:span text:style-name="T1"/></text:p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0  ekin = 527.085000000001 | epot = 45918943.1104866 | etot = 45919470.1954866</text:span></text:p>
            <text:p><text:span text:style-name="T1">Per MPI rank memory allocation (min/avg/max) = 42.92 | 42.92 | 42.9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1300.5544      1306.7578     -240.79355    </text:span></text:p>
            <text:p><text:span text:style-name="T1">5000  ekin = 44883227.2042997 | epot = 25654460.3975079 | etot = 70537687.6018076</text:span></text:p>
            <text:p><text:span text:style-name="T1">ERROR on proc 0: Bond atoms missing at step 7984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33075,1],0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9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[lewis-B550-AORUS-ELITE-AX-V2:12658] *** Process received signal ***</text:span></text:p>
            <text:p><text:span text:style-name="T1">[lewis-B550-AORUS-ELITE-AX-V2:12658] Signal: Segmentation fault (11)</text:span></text:p>
            <text:p><text:span text:style-name="T1">[lewis-B550-AORUS-ELITE-AX-V2:12658] Signal code: Address not mapped (1)</text:span></text:p>
            <text:p><text:span text:style-name="T1">[lewis-B550-AORUS-ELITE-AX-V2:12658] Failing at address: (nil)</text:span></text:p>
            <text:p><text:span text:style-name="T1">[lewis-B550-AORUS-ELITE-AX-V2:12658] [ 0] /lib/x86_64-linux-gnu/libc.so.6(+0x42520)[0x784704c42520]</text:span></text:p>
            <text:p><text:span text:style-name="T1">[lewis-B550-AORUS-ELITE-AX-V2:12658] [ 1] /media/lewis/PhD/GH_lammps/build/oxdnaKK_cuda_omp/lmp(+0x86fdbb)[0x6280adfd3dbb]</text:span></text:p>
            <text:p><text:span text:style-name="T1">[lewis-B550-AORUS-ELITE-AX-V2:12658] [ 2] /media/lewis/PhD/GH_lammps/build/oxdnaKK_cuda_omp/lmp(+0x8a7637)[0x6280ae00b637]</text:span></text:p>
            <text:p><text:span text:style-name="T1">[lewis-B550-AORUS-ELITE-AX-V2:12658] [ 3] /media/lewis/PhD/GH_lammps/build/oxdnaKK_cuda_omp/lmp(+0x3fcfaf)[0x6280adb60faf]</text:span></text:p>
            <text:p><text:span text:style-name="T1">[lewis-B550-AORUS-ELITE-AX-V2:12658] [ 4] /media/lewis/PhD/GH_lammps/build/oxdnaKK_cuda_omp/lmp(+0x8168e9)[0x6280adf7a8e9]</text:span></text:p>
            <text:p><text:span text:style-name="T1">[lewis-B550-AORUS-ELITE-AX-V2:12658] [ 5] /media/lewis/PhD/GH_lammps/build/oxdnaKK_cuda_omp/lmp(+0x2d6968)[0x6280ada3a968]</text:span></text:p>
            <text:p><text:span text:style-name="T1">[lewis-B550-AORUS-ELITE-AX-V2:12658] [ 6] /media/lewis/PhD/GH_lammps/build/oxdnaKK_cuda_omp/lmp(+0x1c522f)[0x6280ad92922f]</text:span></text:p>
            <text:p><text:span text:style-name="T1">[lewis-B550-AORUS-ELITE-AX-V2:12658] [ 7] /media/lewis/PhD/GH_lammps/build/oxdnaKK_cuda_omp/lmp(+0x1c558e)[0x6280ad92958e]</text:span></text:p>
            <text:p><text:span text:style-name="T1">[lewis-B550-AORUS-ELITE-AX-V2:12658] [ 8] /media/lewis/PhD/GH_lammps/build/oxdnaKK_cuda_omp/lmp(+0x151bf1)[0x6280ad8b5bf1]</text:span></text:p>
            <text:p><text:span text:style-name="T1">[lewis-B550-AORUS-ELITE-AX-V2:12658] [ 9] /lib/x86_64-linux-gnu/libc.so.6(+0x29d90)[0x784704c29d90]</text:span></text:p>
            <text:p><text:span text:style-name="T1">[lewis-B550-AORUS-ELITE-AX-V2:12658] [10] /lib/x86_64-linux-gnu/libc.so.6(__libc_start_main+0x80)[0x784704c29e40]</text:span></text:p>
            <text:p><text:span text:style-name="T1">[lewis-B550-AORUS-ELITE-AX-V2:12658] [11] /media/lewis/PhD/GH_lammps/build/oxdnaKK_cuda_omp/lmp(+0x1b7305)[0x6280ad91b305]</text:span></text:p>
            <text:p><text:span text:style-name="T1">[lewis-B550-AORUS-ELITE-AX-V2:12658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2658 on node lewis-B550-AORUS-ELITE-AX-V2 exited on</text:span></text:p>
            <text:p><text:span text:style-name="T1">signal 11 (Segmentation fault)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5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16509,1],5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2" table:style-name="ce12" office:value-type="string" calcext:value-type="string">
            <text:p>Pass</text:p>
          </table:table-cell>
          <table:table-cell table:number-columns-repeated="2" table:style-name="ce15" office:value-type="string" calcext:value-type="string">
            <text:p>FAIL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19" table:number-columns-repeated="2"/>
          <table:table-cell table:style-name="ce6" office:value-type="string" calcext:value-type="string" table:number-columns-spanned="2" table:number-rows-spanned="1">
            <text:p>GPU errors, as above</text:p>
          </table:table-cell>
          <table:covered-table-cell table:style-name="ce21"/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3675 on 8 procs for 50000 steps with 35140 atoms</text:span></text:p>
            <text:p/>
            <text:p><text:span text:style-name="T1">Performance: 13772.195 tau/day, 1594.004 timesteps/s, 56.013 Matom-step/s</text:span></text:p>
            <text:p><text:span text:style-name="T1">84.0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4792     | 10.328     | 11.077     |  16.4 | 32.92</text:span></text:p>
            <text:p><text:span text:style-name="T1">Neigh   | 0.39895    | 0.43089    | 0.45918    |   3.0 |  1.37</text:span></text:p>
            <text:p><text:span text:style-name="T1">Comm    | 17.89      | 18.761     | 19.772     |  15.1 | 59.81</text:span></text:p>
            <text:p><text:span text:style-name="T1">Output  | 0.020354   | 0.024296   | 0.028163   |   1.7 |  0.08</text:span></text:p>
            <text:p><text:span text:style-name="T1">Modify  | 0.99801    | 1.0291     | 1.0597     |   2.2 |  3.28</text:span></text:p>
            <text:p><text:span text:style-name="T1">Other   |            | 0.7941     |            |       |  2.53</text:span></text:p>
            <text:p/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/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26.9581 on 8 procs for 50000 steps with 35140 atoms</text:span></text:p>
            <text:p><text:span text:style-name="T1"/></text:p>
            <text:p><text:span text:style-name="T1">Performance: 16024.839 tau/day, 1854.727 timesteps/s, 65.175 Matom-step/s</text:span></text:p>
            <text:p><text:span text:style-name="T1">83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846     | 8.1682     | 9.1309     |  21.0 | 30.30</text:span></text:p>
            <text:p><text:span text:style-name="T1">Bond    | 0.045004   | 0.21308    | 0.44153    |  35.6 |  0.79</text:span></text:p>
            <text:p><text:span text:style-name="T1">Neigh   | 0.44398    | 0.446      | 0.44803    |   0.3 |  1.65</text:span></text:p>
            <text:p><text:span text:style-name="T1">Comm    | 15.19      | 16.503     | 17.552     |  19.3 | 61.22</text:span></text:p>
            <text:p><text:span text:style-name="T1">Output  | 0.020251   | 0.023928   | 0.027384   |   1.5 |  0.09</text:span></text:p>
            <text:p><text:span text:style-name="T1">Modify  | 0.95332    | 1.0232     | 1.0756     |   4.3 |  3.80</text:span></text:p>
            <text:p><text:span text:style-name="T1">Other   |            | 0.5802     |            |       |  2.15</text:span></text:p>
            <text:p><text:span text:style-name="T1"/></text:p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><text:span text:style-name="T1"/></text:p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7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2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9.328 | 9.329 | 9.33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7 | epot = 68145.4120109532 | etot = 230726.3605667</text:span></text:p>
            <text:p><text:span text:style-name="T1">30000  ekin = 143251.269069982 | epot = 87475.1108594963 | etot = 230726.379929478</text:span></text:p>
            <text:p><text:span text:style-name="T1">35000  ekin = 148188.844825763 | epot = 82537.5417907328 | etot = 230726.386616496</text:span></text:p>
            <text:p><text:span text:style-name="T1">40000  ekin = 154672.68922768 | epot = 76053.7112048187 | etot = 230726.400432499</text:span></text:p>
            <text:p><text:span text:style-name="T1">45000  ekin = 156467.87239118 | epot = 74258.5456931944 | etot = 230726.418084374</text:span></text:p>
            <text:p><text:span text:style-name="T1">50000  ekin = 157589.195193791 | epot = 73137.2210222679 | etot = 230726.416216059</text:span></text:p>
            <text:p><text:span text:style-name="T1">     50000   2.9898251      0.14781323     1.9334964      6.5659196      0.48660347   </text:span></text:p>
            <text:p><text:span text:style-name="T1">Loop time of 29.6193 on 8 procs for 50000 steps with 35140 atoms</text:span></text:p>
            <text:p><text:span text:style-name="T1"/></text:p>
            <text:p><text:span text:style-name="T1">Performance: 14585.099 tau/day, 1688.090 timesteps/s, 59.319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487     | 8.0537     | 8.8007     |  18.1 | 27.19</text:span></text:p>
            <text:p><text:span text:style-name="T1">Bond    | 0.095169   | 0.25068    | 0.45011    |  30.0 |  0.85</text:span></text:p>
            <text:p><text:span text:style-name="T1">Neigh   | 0.47366    | 0.47546    | 0.47724    |   0.2 |  1.61</text:span></text:p>
            <text:p><text:span text:style-name="T1">Comm    | 17.261     | 18.327     | 19.34      |  16.8 | 61.88</text:span></text:p>
            <text:p><text:span text:style-name="T1">Output  | 0.020567   | 0.024161   | 0.027498   |   1.5 |  0.08</text:span></text:p>
            <text:p><text:span text:style-name="T1">Modify  | 1.5119     | 1.5973     | 1.6528     |   4.0 |  5.39</text:span></text:p>
            <text:p><text:span text:style-name="T1">Other   |            | 0.8908     |            |       |  3.01</text:span></text:p>
            <text:p><text:span text:style-name="T1"/></text:p>
            <text:p><text:span text:style-name="T1">Nlocal:         4392.5 ave        4598 max        4250 min</text:span></text:p>
            <text:p><text:span text:style-name="T1">Histogram: 1 1 2 1 0 1 0 1 0 1</text:span></text:p>
            <text:p><text:span text:style-name="T1">Nghost:           9845 ave       10261 max        9477 min</text:span></text:p>
            <text:p><text:span text:style-name="T1">Histogram: 2 1 1 0 0 0 1 1 0 2</text:span></text:p>
            <text:p><text:span text:style-name="T1">Neighs:        68588.9 ave       72277 max       63192 min</text:span></text:p>
            <text:p><text:span text:style-name="T1">Histogram: 2 0 0 0 1 1 0 0 0 4</text:span></text:p>
            <text:p><text:span text:style-name="T1"/></text:p>
            <text:p><text:span text:style-name="T1">Total # of neighbors = 548711</text:span></text:p>
            <text:p><text:span text:style-name="T1">Ave neighs/atom = 15.6149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30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0  ekin = 527.085 | epot = 45918980.3693023 | etot = 45919507.4543023</text:span></text:p>
            <text:p><text:span text:style-name="T1">Per MPI rank memory allocation (min/avg/max) = 42.92 | 42.92 | 42.9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1300.5555      1306.7589     -240.79375    </text:span></text:p>
            <text:p><text:span text:style-name="T1">ERROR on proc 0: Bond atoms missing at step 16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41420,1],0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[lewis-B550-AORUS-ELITE-AX-V2:12767] *** Process received signal ***</text:span></text:p>
            <text:p><text:span text:style-name="T1">[lewis-B550-AORUS-ELITE-AX-V2:12767] Signal: Segmentation fault (11)</text:span></text:p>
            <text:p><text:span text:style-name="T1">[lewis-B550-AORUS-ELITE-AX-V2:12767] Signal code: Address not mapped (1)</text:span></text:p>
            <text:p><text:span text:style-name="T1">[lewis-B550-AORUS-ELITE-AX-V2:12767] Failing at address: (nil)</text:span></text:p>
            <text:p><text:span text:style-name="T1">[lewis-B550-AORUS-ELITE-AX-V2:12767] [ 0] /lib/x86_64-linux-gnu/libc.so.6(+0x42520)[0x7f200fa42520]</text:span></text:p>
            <text:p><text:span text:style-name="T1">[lewis-B550-AORUS-ELITE-AX-V2:12767] [ 1] /media/lewis/PhD/GH_lammps/build/oxdnaKK_cuda_omp/lmp(+0x8700af)[0x642d4c90a0af]</text:span></text:p>
            <text:p><text:span text:style-name="T1">[lewis-B550-AORUS-ELITE-AX-V2:12767] [ 2] /media/lewis/PhD/GH_lammps/build/oxdnaKK_cuda_omp/lmp(+0x8a74d6)[0x642d4c9414d6]</text:span></text:p>
            <text:p><text:span text:style-name="T1">[lewis-B550-AORUS-ELITE-AX-V2:12767] [ 3] /media/lewis/PhD/GH_lammps/build/oxdnaKK_cuda_omp/lmp(+0x3fcfaf)[0x642d4c496faf]</text:span></text:p>
            <text:p><text:span text:style-name="T1">[lewis-B550-AORUS-ELITE-AX-V2:12767] [ 4] /media/lewis/PhD/GH_lammps/build/oxdnaKK_cuda_omp/lmp(+0x8168e9)[0x642d4c8b08e9]</text:span></text:p>
            <text:p><text:span text:style-name="T1">[lewis-B550-AORUS-ELITE-AX-V2:12767] [ 5] /media/lewis/PhD/GH_lammps/build/oxdnaKK_cuda_omp/lmp(+0x2d6968)[0x642d4c370968]</text:span></text:p>
            <text:p><text:span text:style-name="T1">[lewis-B550-AORUS-ELITE-AX-V2:12767] [ 6] /media/lewis/PhD/GH_lammps/build/oxdnaKK_cuda_omp/lmp(+0x1c522f)[0x642d4c25f22f]</text:span></text:p>
            <text:p><text:span text:style-name="T1">[lewis-B550-AORUS-ELITE-AX-V2:12767] [ 7] /media/lewis/PhD/GH_lammps/build/oxdnaKK_cuda_omp/lmp(+0x1c558e)[0x642d4c25f58e]</text:span></text:p>
            <text:p><text:span text:style-name="T1">[lewis-B550-AORUS-ELITE-AX-V2:12767] [ 8] /media/lewis/PhD/GH_lammps/build/oxdnaKK_cuda_omp/lmp(+0x151bf1)[0x642d4c1ebbf1]</text:span></text:p>
            <text:p><text:span text:style-name="T1">[lewis-B550-AORUS-ELITE-AX-V2:12767] [ 9] /lib/x86_64-linux-gnu/libc.so.6(+0x29d90)[0x7f200fa29d90]</text:span></text:p>
            <text:p><text:span text:style-name="T1">[lewis-B550-AORUS-ELITE-AX-V2:12767] [10] /lib/x86_64-linux-gnu/libc.so.6(__libc_start_main+0x80)[0x7f200fa29e40]</text:span></text:p>
            <text:p><text:span text:style-name="T1">[lewis-B550-AORUS-ELITE-AX-V2:12767] [11] /media/lewis/PhD/GH_lammps/build/oxdnaKK_cuda_omp/lmp(+0x1b7305)[0x642d4c251305]</text:span></text:p>
            <text:p><text:span text:style-name="T1">[lewis-B550-AORUS-ELITE-AX-V2:12767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2767 on node lewis-B550-AORUS-ELITE-AX-V2 exited on</text:span></text:p>
            <text:p><text:span text:style-name="T1">signal 11 (Segmentation fault)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4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44845,1],2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>ERROR on proc 3: Bond atoms 34144 34147 missing on proc 3 at step 6000 (src/ntopo_bond_all.cpp:59)</text:span></text:p>
            <text:p><text:span text:style-name="T1"/></text:p>
            <text:p/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2:57:59.781141743</dc:date>
    <meta:editing-duration>PT4H11M</meta:editing-duration>
    <meta:editing-cycles>119</meta:editing-cycles>
    <meta:generator>LibreOffice/7.3.7.2$Linux_X86_64 LibreOffice_project/30$Build-2</meta:generator>
    <meta:document-statistic meta:table-count="1" meta:cell-count="216" meta:object-count="0"/>
  </office:meta>
</office:document-meta>
</file>